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dB current and voltage relative to 1V and 1A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1" office:value-type="string" calcext:value-type="string">
            <text:p>V(dB)</text:p>
          </table:table-cell>
          <table:table-cell table:style-name="ce1" office:value-type="string" calcext:value-type="string">
            <text:p>I(dB)</text:p>
          </table:table-cell>
          <table:table-cell table:style-name="ce1" office:value-type="string" calcext:value-type="string">
            <text:p>Power(dB)</text:p>
          </table:table-cell>
          <table:table-cell table:style-name="ce1" office:value-type="string" calcext:value-type="string">
            <text:p>Power (dBm)</text:p>
          </table:table-cell>
          <table:table-cell table:style-name="ce1" office:value-type="string" calcext:value-type="string">
            <text:p>Power (W)</text:p>
          </table:table-cell>
          <table:table-cell table:style-name="ce1" office:value-type="string" calcext:value-type="string">
            <text:p>Power (m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1</text:p>
          </table:table-cell>
          <table:table-cell office:value-type="float" office:value="-17" calcext:value-type="float">
            <text:p>-17</text:p>
          </table:table-cell>
          <table:table-cell office:value-type="float" office:value="-54.6" calcext:value-type="float">
            <text:p>-54.6</text:p>
          </table:table-cell>
          <table:table-cell table:formula="of:=0.5*([.B4]+[.C4])" office:value-type="float" office:value="-35.8" calcext:value-type="float">
            <text:p>-35.8</text:p>
          </table:table-cell>
          <table:table-cell table:formula="of:=[.D4]+30" office:value-type="float" office:value="-5.8" calcext:value-type="float">
            <text:p>-5.8</text:p>
          </table:table-cell>
          <table:table-cell table:formula="of:=10^([.D4]/10)" office:value-type="float" office:value="0.000263026799189538" calcext:value-type="float">
            <text:p>0.00026302679919</text:p>
          </table:table-cell>
          <table:table-cell table:formula="of:=1000*[.F4]" office:value-type="float" office:value="0.263026799189538" calcext:value-type="float">
            <text:p>0.263026799189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2</text:p>
          </table:table-cell>
          <table:table-cell office:value-type="float" office:value="-15.88" calcext:value-type="float">
            <text:p>-15.88</text:p>
          </table:table-cell>
          <table:table-cell office:value-type="float" office:value="-54.97" calcext:value-type="float">
            <text:p>-54.97</text:p>
          </table:table-cell>
          <table:table-cell table:formula="of:=0.5*([.B5]+[.C5])" office:value-type="float" office:value="-35.425" calcext:value-type="float">
            <text:p>-35.425</text:p>
          </table:table-cell>
          <table:table-cell table:formula="of:=[.D5]+30" office:value-type="float" office:value="-5.425" calcext:value-type="float">
            <text:p>-5.425</text:p>
          </table:table-cell>
          <table:table-cell table:formula="of:=10^([.D5]/10)" office:value-type="float" office:value="0.000286747737558132" calcext:value-type="float">
            <text:p>0.000286747737558</text:p>
          </table:table-cell>
          <table:table-cell table:formula="of:=1000*[.F5]" office:value-type="float" office:value="0.286747737558132" calcext:value-type="float">
            <text:p>0.286747737558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3</text:p>
          </table:table-cell>
          <table:table-cell office:value-type="float" office:value="-15.88" calcext:value-type="float">
            <text:p>-15.88</text:p>
          </table:table-cell>
          <table:table-cell office:value-type="float" office:value="-55.8" calcext:value-type="float">
            <text:p>-55.8</text:p>
          </table:table-cell>
          <table:table-cell table:formula="of:=0.5*([.B6]+[.C6])" office:value-type="float" office:value="-35.84" calcext:value-type="float">
            <text:p>-35.84</text:p>
          </table:table-cell>
          <table:table-cell table:formula="of:=[.D6]+30" office:value-type="float" office:value="-5.84" calcext:value-type="float">
            <text:p>-5.84</text:p>
          </table:table-cell>
          <table:table-cell table:formula="of:=10^([.D6]/10)" office:value-type="float" office:value="0.00026061535499989" calcext:value-type="float">
            <text:p>0.000260615355</text:p>
          </table:table-cell>
          <table:table-cell table:formula="of:=1000*[.F6]" office:value-type="float" office:value="0.26061535499989" calcext:value-type="float">
            <text:p>0.2606153549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4</text:p>
          </table:table-cell>
          <table:table-cell office:value-type="float" office:value="-17" calcext:value-type="float">
            <text:p>-17</text:p>
          </table:table-cell>
          <table:table-cell office:value-type="float" office:value="-57" calcext:value-type="float">
            <text:p>-57</text:p>
          </table:table-cell>
          <table:table-cell table:formula="of:=0.5*([.B7]+[.C7])" office:value-type="float" office:value="-37" calcext:value-type="float">
            <text:p>-37</text:p>
          </table:table-cell>
          <table:table-cell table:formula="of:=[.D7]+30" office:value-type="float" office:value="-7" calcext:value-type="float">
            <text:p>-7</text:p>
          </table:table-cell>
          <table:table-cell table:formula="of:=10^([.D7]/10)" office:value-type="float" office:value="0.000199526231496888" calcext:value-type="float">
            <text:p>0.000199526231497</text:p>
          </table:table-cell>
          <table:table-cell table:formula="of:=1000*[.F7]" office:value-type="float" office:value="0.199526231496888" calcext:value-type="float">
            <text:p>0.1995262314968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ranch 5</text:p>
          </table:table-cell>
          <table:table-cell table:style-name="ce3" office:value-type="float" office:value="-20.4" calcext:value-type="float">
            <text:p>-20.4</text:p>
          </table:table-cell>
          <table:table-cell table:style-name="ce3" office:value-type="float" office:value="-49.36" calcext:value-type="float">
            <text:p>-49.36</text:p>
          </table:table-cell>
          <table:table-cell table:style-name="ce3" table:formula="of:=0.5*([.B8]+[.C8])" office:value-type="float" office:value="-34.88" calcext:value-type="float">
            <text:p>-34.88</text:p>
          </table:table-cell>
          <table:table-cell table:style-name="ce3" table:formula="of:=[.D8]+30" office:value-type="float" office:value="-4.88" calcext:value-type="float">
            <text:p>-4.88</text:p>
          </table:table-cell>
          <table:table-cell table:style-name="ce3" table:formula="of:=10^([.D8]/10)" office:value-type="float" office:value="0.000325087297385435" calcext:value-type="float">
            <text:p>0.000325087297385</text:p>
          </table:table-cell>
          <table:table-cell table:style-name="ce3" table:formula="of:=1000*[.F8]" office:value-type="float" office:value="0.325087297385435" calcext:value-type="float">
            <text:p>0.325087297385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aptured</text:p>
          </table:table-cell>
          <table:table-cell table:number-columns-repeated="4"/>
          <table:table-cell table:formula="of:=SUM([.F4:.F8])" office:value-type="float" office:value="0.00133500342062988" calcext:value-type="float">
            <text:p>0.00133500342063</text:p>
          </table:table-cell>
          <table:table-cell table:formula="of:=SUM([.G4:.G8])" office:value-type="float" office:value="1.33500342062988" calcext:value-type="float">
            <text:p>1.335003420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retical max captured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table:formula="of:=0.5*([.B10]+[.C10])" office:value-type="float" office:value="-23" calcext:value-type="float">
            <text:p>-23</text:p>
          </table:table-cell>
          <table:table-cell table:formula="of:=[.D10]+30" office:value-type="float" office:value="7" calcext:value-type="float">
            <text:p>7</text:p>
          </table:table-cell>
          <table:table-cell table:formula="of:=10^([.D10]/10)" office:value-type="float" office:value="0.00501187233627272" calcext:value-type="float">
            <text:p>0.005011872336273</text:p>
          </table:table-cell>
          <table:table-cell table:formula="of:=1000*[.F10]" office:value-type="float" office:value="5.01187233627272" calcext:value-type="float">
            <text:p>5.01187233627272</text:p>
          </table:table-cell>
          <table:table-cell/>
          <table:table-cell office:value-type="string" calcext:value-type="string">
            <text:p>Max power able to be captured in load (1v 50 Ohm source into 50 Ohm load). With proper matching we’d see this in each branch at its design frequency.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Worst case S_21</text:p>
          </table:table-cell>
          <table:table-cell table:formula="of:=10*LOG10(MIN([.G4:.G8])/[.G10])" office:value-type="float" office:value="-14" calcext:value-type="float">
            <text:p>-14</text:p>
          </table:table-cell>
          <table:table-cell office:value-type="string" calcext:value-type="string">
            <text:p>dB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5:28:24.601625671</meta:creation-date>
    <dc:date>2020-09-06T15:54:36.869226496</dc:date>
    <meta:editing-duration>PT3M41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